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dius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AX(0;1-([.$A3]/[.B$1])^0.5)*[.B$2]" office:value-type="float" office:value="43" calcext:value-type="float">
            <text:p>43</text:p>
          </table:table-cell>
          <table:table-cell table:formula="of:=MAX(0;1-([.$A3]/[.C$1])^0.5)*[.C$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AX(0;1-([.$A4]/[.B$1])^0.5)*[.B$2]" office:value-type="float" office:value="36.9188816817957" calcext:value-type="float">
            <text:p>36.9188816817957</text:p>
          </table:table-cell>
          <table:table-cell table:formula="of:=MAX(0;1-([.$A4]/[.C$1])^0.5)*[.C$2]" office:value-type="float" office:value="17.0943058495791" calcext:value-type="float">
            <text:p>17.09430584957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X(0;1-([.$A5]/[.B$1])^0.5)*[.B$2]" office:value-type="float" office:value="34.4" calcext:value-type="float">
            <text:p>34.4</text:p>
          </table:table-cell>
          <table:table-cell table:formula="of:=MAX(0;1-([.$A5]/[.C$1])^0.5)*[.C$2]" office:value-type="float" office:value="13.8196601125011" calcext:value-type="float">
            <text:p>13.81966011250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AX(0;1-([.$A6]/[.B$1])^0.5)*[.B$2]" office:value-type="float" office:value="32.4671941060323" calcext:value-type="float">
            <text:p>32.4671941060323</text:p>
          </table:table-cell>
          <table:table-cell table:formula="of:=MAX(0;1-([.$A6]/[.C$1])^0.5)*[.C$2]" office:value-type="float" office:value="11.3069360623709" calcext:value-type="float">
            <text:p>11.30693606237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X(0;1-([.$A7]/[.B$1])^0.5)*[.B$2]" office:value-type="float" office:value="30.8377633635914" calcext:value-type="float">
            <text:p>30.8377633635914</text:p>
          </table:table-cell>
          <table:table-cell table:formula="of:=MAX(0;1-([.$A7]/[.C$1])^0.5)*[.C$2]" office:value-type="float" office:value="9.1886116991581" calcext:value-type="float">
            <text:p>9.18861169915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AX(0;1-([.$A8]/[.B$1])^0.5)*[.B$2]" office:value-type="float" office:value="29.402206061276" calcext:value-type="float">
            <text:p>29.402206061276</text:p>
          </table:table-cell>
          <table:table-cell table:formula="of:=MAX(0;1-([.$A8]/[.C$1])^0.5)*[.C$2]" office:value-type="float" office:value="7.32233047033631" calcext:value-type="float">
            <text:p>7.322330470336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MAX(0;1-([.$A9]/[.B$1])^0.5)*[.B$2]" office:value-type="float" office:value="28.1043630549077" calcext:value-type="float">
            <text:p>28.1043630549077</text:p>
          </table:table-cell>
          <table:table-cell table:formula="of:=MAX(0;1-([.$A9]/[.C$1])^0.5)*[.C$2]" office:value-type="float" office:value="5.63508326896292" calcext:value-type="float">
            <text:p>5.635083268962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MAX(0;1-([.$A10]/[.B$1])^0.5)*[.B$2]" office:value-type="float" office:value="26.910873236872" calcext:value-type="float">
            <text:p>26.910873236872</text:p>
          </table:table-cell>
          <table:table-cell table:formula="of:=MAX(0;1-([.$A10]/[.C$1])^0.5)*[.C$2]" office:value-type="float" office:value="4.08349933664811" calcext:value-type="float">
            <text:p>4.083499336648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MAX(0;1-([.$A11]/[.B$1])^0.5)*[.B$2]" office:value-type="float" office:value="25.8" calcext:value-type="float">
            <text:p>25.8</text:p>
          </table:table-cell>
          <table:table-cell table:formula="of:=MAX(0;1-([.$A11]/[.C$1])^0.5)*[.C$2]" office:value-type="float" office:value="2.6393202250021" calcext:value-type="float">
            <text:p>2.63932022500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MAX(0;1-([.$A12]/[.B$1])^0.5)*[.B$2]" office:value-type="float" office:value="24.7566450453871" calcext:value-type="float">
            <text:p>24.7566450453871</text:p>
          </table:table-cell>
          <table:table-cell table:formula="of:=MAX(0;1-([.$A12]/[.C$1])^0.5)*[.C$2]" office:value-type="float" office:value="1.28291754873716" calcext:value-type="float">
            <text:p>1.282917548737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AX(0;1-([.$A13]/[.B$1])^0.5)*[.B$2]" office:value-type="float" office:value="23.7698153935018" calcext:value-type="float">
            <text:p>23.7698153935018</text:p>
          </table:table-cell>
          <table:table-cell table:formula="of:=MAX(0;1-([.$A13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MAX(0;1-([.$A14]/[.B$1])^0.5)*[.B$2]" office:value-type="float" office:value="22.8312122327593" calcext:value-type="float">
            <text:p>22.8312122327593</text:p>
          </table:table-cell>
          <table:table-cell table:formula="of:=MAX(0;1-([.$A14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MAX(0;1-([.$A15]/[.B$1])^0.5)*[.B$2]" office:value-type="float" office:value="21.9343882120647" calcext:value-type="float">
            <text:p>21.9343882120647</text:p>
          </table:table-cell>
          <table:table-cell table:formula="of:=MAX(0;1-([.$A15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MAX(0;1-([.$A16]/[.B$1])^0.5)*[.B$2]" office:value-type="float" office:value="21.074216091551" calcext:value-type="float">
            <text:p>21.074216091551</text:p>
          </table:table-cell>
          <table:table-cell table:formula="of:=MAX(0;1-([.$A16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MAX(0;1-([.$A17]/[.B$1])^0.5)*[.B$2]" office:value-type="float" office:value="20.2465387248445" calcext:value-type="float">
            <text:p>20.2465387248445</text:p>
          </table:table-cell>
          <table:table-cell table:formula="of:=MAX(0;1-([.$A17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MAX(0;1-([.$A18]/[.B$1])^0.5)*[.B$2]" office:value-type="float" office:value="19.4479300272779" calcext:value-type="float">
            <text:p>19.4479300272779</text:p>
          </table:table-cell>
          <table:table-cell table:formula="of:=MAX(0;1-([.$A18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MAX(0;1-([.$A19]/[.B$1])^0.5)*[.B$2]" office:value-type="float" office:value="18.6755267271828" calcext:value-type="float">
            <text:p>18.6755267271828</text:p>
          </table:table-cell>
          <table:table-cell table:formula="of:=MAX(0;1-([.$A19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MAX(0;1-([.$A20]/[.B$1])^0.5)*[.B$2]" office:value-type="float" office:value="17.9269068521652" calcext:value-type="float">
            <text:p>17.9269068521652</text:p>
          </table:table-cell>
          <table:table-cell table:formula="of:=MAX(0;1-([.$A20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MAX(0;1-([.$A21]/[.B$1])^0.5)*[.B$2]" office:value-type="float" office:value="17.2" calcext:value-type="float">
            <text:p>17.2</text:p>
          </table:table-cell>
          <table:table-cell table:formula="of:=MAX(0;1-([.$A21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MAX(0;1-([.$A22]/[.B$1])^0.5)*[.B$2]" office:value-type="float" office:value="16.4930197872334" calcext:value-type="float">
            <text:p>16.4930197872334</text:p>
          </table:table-cell>
          <table:table-cell table:formula="of:=MAX(0;1-([.$A22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MAX(0;1-([.$A23]/[.B$1])^0.5)*[.B$2]" office:value-type="float" office:value="15.8044121225519" calcext:value-type="float">
            <text:p>15.8044121225519</text:p>
          </table:table-cell>
          <table:table-cell table:formula="of:=MAX(0;1-([.$A23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MAX(0;1-([.$A24]/[.B$1])^0.5)*[.B$2]" office:value-type="float" office:value="15.1328149968462" calcext:value-type="float">
            <text:p>15.1328149968462</text:p>
          </table:table-cell>
          <table:table-cell table:formula="of:=MAX(0;1-([.$A24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MAX(0;1-([.$A25]/[.B$1])^0.5)*[.B$2]" office:value-type="float" office:value="14.4770268029436" calcext:value-type="float">
            <text:p>14.4770268029436</text:p>
          </table:table-cell>
          <table:table-cell table:formula="of:=MAX(0;1-([.$A25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MAX(0;1-([.$A26]/[.B$1])^0.5)*[.B$2]" office:value-type="float" office:value="13.8359810725613" calcext:value-type="float">
            <text:p>13.8359810725613</text:p>
          </table:table-cell>
          <table:table-cell table:formula="of:=MAX(0;1-([.$A26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MAX(0;1-([.$A27]/[.B$1])^0.5)*[.B$2]" office:value-type="float" office:value="13.2087261098153" calcext:value-type="float">
            <text:p>13.2087261098153</text:p>
          </table:table-cell>
          <table:table-cell table:formula="of:=MAX(0;1-([.$A27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MAX(0;1-([.$A28]/[.B$1])^0.5)*[.B$2]" office:value-type="float" office:value="12.5944084089785" calcext:value-type="float">
            <text:p>12.5944084089785</text:p>
          </table:table-cell>
          <table:table-cell table:formula="of:=MAX(0;1-([.$A28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MAX(0;1-([.$A29]/[.B$1])^0.5)*[.B$2]" office:value-type="float" office:value="11.9922590310097" calcext:value-type="float">
            <text:p>11.9922590310097</text:p>
          </table:table-cell>
          <table:table-cell table:formula="of:=MAX(0;1-([.$A29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MAX(0;1-([.$A30]/[.B$1])^0.5)*[.B$2]" office:value-type="float" office:value="11.401582318097" calcext:value-type="float">
            <text:p>11.401582318097</text:p>
          </table:table-cell>
          <table:table-cell table:formula="of:=MAX(0;1-([.$A30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MAX(0;1-([.$A31]/[.B$1])^0.5)*[.B$2]" office:value-type="float" office:value="10.8217464737441" calcext:value-type="float">
            <text:p>10.8217464737441</text:p>
          </table:table-cell>
          <table:table-cell table:formula="of:=MAX(0;1-([.$A31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MAX(0;1-([.$A32]/[.B$1])^0.5)*[.B$2]" office:value-type="float" office:value="10.2521756447852" calcext:value-type="float">
            <text:p>10.2521756447852</text:p>
          </table:table-cell>
          <table:table-cell table:formula="of:=MAX(0;1-([.$A32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MAX(0;1-([.$A33]/[.B$1])^0.5)*[.B$2]" office:value-type="float" office:value="9.69234322261621" calcext:value-type="float">
            <text:p>9.69234322261621</text:p>
          </table:table-cell>
          <table:table-cell table:formula="of:=MAX(0;1-([.$A33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MAX(0;1-([.$A34]/[.B$1])^0.5)*[.B$2]" office:value-type="float" office:value="9.14176614174921" calcext:value-type="float">
            <text:p>9.14176614174921</text:p>
          </table:table-cell>
          <table:table-cell table:formula="of:=MAX(0;1-([.$A34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MAX(0;1-([.$A35]/[.B$1])^0.5)*[.B$2]" office:value-type="float" office:value="8.6" calcext:value-type="float">
            <text:p>8.6</text:p>
          </table:table-cell>
          <table:table-cell table:formula="of:=MAX(0;1-([.$A35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MAX(0;1-([.$A36]/[.B$1])^0.5)*[.B$2]" office:value-type="float" office:value="8.06663486006537" calcext:value-type="float">
            <text:p>8.06663486006537</text:p>
          </table:table-cell>
          <table:table-cell table:formula="of:=MAX(0;1-([.$A36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MAX(0;1-([.$A37]/[.B$1])^0.5)*[.B$2]" office:value-type="float" office:value="7.54129161968812" calcext:value-type="float">
            <text:p>7.54129161968812</text:p>
          </table:table-cell>
          <table:table-cell table:formula="of:=MAX(0;1-([.$A37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MAX(0;1-([.$A38]/[.B$1])^0.5)*[.B$2]" office:value-type="float" office:value="7.02361885903475" calcext:value-type="float">
            <text:p>7.02361885903475</text:p>
          </table:table-cell>
          <table:table-cell table:formula="of:=MAX(0;1-([.$A38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MAX(0;1-([.$A39]/[.B$1])^0.5)*[.B$2]" office:value-type="float" office:value="6.51329009077415" calcext:value-type="float">
            <text:p>6.51329009077415</text:p>
          </table:table-cell>
          <table:table-cell table:formula="of:=MAX(0;1-([.$A39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MAX(0;1-([.$A40]/[.B$1])^0.5)*[.B$2]" office:value-type="float" office:value="6.01000135171671" calcext:value-type="float">
            <text:p>6.01000135171671</text:p>
          </table:table-cell>
          <table:table-cell table:formula="of:=MAX(0;1-([.$A40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MAX(0;1-([.$A41]/[.B$1])^0.5)*[.B$2]" office:value-type="float" office:value="5.51346908555021" calcext:value-type="float">
            <text:p>5.51346908555021</text:p>
          </table:table-cell>
          <table:table-cell table:formula="of:=MAX(0;1-([.$A41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MAX(0;1-([.$A42]/[.B$1])^0.5)*[.B$2]" office:value-type="float" office:value="5.02342827479026" calcext:value-type="float">
            <text:p>5.02342827479026</text:p>
          </table:table-cell>
          <table:table-cell table:formula="of:=MAX(0;1-([.$A42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MAX(0;1-([.$A43]/[.B$1])^0.5)*[.B$2]" office:value-type="float" office:value="4.53963078700362" calcext:value-type="float">
            <text:p>4.53963078700362</text:p>
          </table:table-cell>
          <table:table-cell table:formula="of:=MAX(0;1-([.$A43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MAX(0;1-([.$A44]/[.B$1])^0.5)*[.B$2]" office:value-type="float" office:value="4.06184390600911" calcext:value-type="float">
            <text:p>4.06184390600911</text:p>
          </table:table-cell>
          <table:table-cell table:formula="of:=MAX(0;1-([.$A44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MAX(0;1-([.$A45]/[.B$1])^0.5)*[.B$2]" office:value-type="float" office:value="3.58984902337978" calcext:value-type="float">
            <text:p>3.58984902337978</text:p>
          </table:table-cell>
          <table:table-cell table:formula="of:=MAX(0;1-([.$A45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MAX(0;1-([.$A46]/[.B$1])^0.5)*[.B$2]" office:value-type="float" office:value="3.12344046936848" calcext:value-type="float">
            <text:p>3.12344046936848</text:p>
          </table:table-cell>
          <table:table-cell table:formula="of:=MAX(0;1-([.$A46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MAX(0;1-([.$A47]/[.B$1])^0.5)*[.B$2]" office:value-type="float" office:value="2.6624244655185" calcext:value-type="float">
            <text:p>2.6624244655185</text:p>
          </table:table-cell>
          <table:table-cell table:formula="of:=MAX(0;1-([.$A47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MAX(0;1-([.$A48]/[.B$1])^0.5)*[.B$2]" office:value-type="float" office:value="2.20661818382791" calcext:value-type="float">
            <text:p>2.20661818382791</text:p>
          </table:table-cell>
          <table:table-cell table:formula="of:=MAX(0;1-([.$A48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MAX(0;1-([.$A49]/[.B$1])^0.5)*[.B$2]" office:value-type="float" office:value="1.75584889951061" calcext:value-type="float">
            <text:p>1.75584889951061</text:p>
          </table:table-cell>
          <table:table-cell table:formula="of:=MAX(0;1-([.$A49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MAX(0;1-([.$A50]/[.B$1])^0.5)*[.B$2]" office:value-type="float" office:value="1.30995322621957" calcext:value-type="float">
            <text:p>1.30995322621957</text:p>
          </table:table-cell>
          <table:table-cell table:formula="of:=MAX(0;1-([.$A50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MAX(0;1-([.$A51]/[.B$1])^0.5)*[.B$2]" office:value-type="float" office:value="0.868776424129339" calcext:value-type="float">
            <text:p>0.868776424129339</text:p>
          </table:table-cell>
          <table:table-cell table:formula="of:=MAX(0;1-([.$A51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MAX(0;1-([.$A52]/[.B$1])^0.5)*[.B$2]" office:value-type="float" office:value="0.432171772569837" calcext:value-type="float">
            <text:p>0.432171772569837</text:p>
          </table:table-cell>
          <table:table-cell table:formula="of:=MAX(0;1-([.$A52]/[.C$1])^0.5)*[.C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MAX(0;1-([.$A53]/[.B$1])^0.5)*[.B$2]" office:value-type="float" office:value="0" calcext:value-type="float">
            <text:p>0</text:p>
          </table:table-cell>
          <table:table-cell table:formula="of:=MAX(0;1-([.$A53]/[.C$1])^0.5)*[.C$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6T11:17:10.868350965</meta:creation-date>
    <dc:date>2022-06-16T12:20:27.703401830</dc:date>
    <meta:editing-duration>PT15M37S</meta:editing-duration>
    <meta:editing-cycles>2</meta:editing-cycles>
    <meta:generator>LibreOffice/6.0.7.3$Linux_X86_64 LibreOffice_project/00m0$Build-3</meta:generator>
    <meta:document-statistic meta:table-count="1" meta:cell-count="159" meta:object-count="0"/>
  </office:meta>
</office:document-meta>
</file>